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532" officeooo:paragraph-rsid="001fc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9:25:41.880061377</meta:creation-date>
    <dc:date>2020-11-27T19:26:27.836583732</dc:date>
    <meta:editing-duration>PT1M5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6.4.6.2$Linux_X86_64 LibreOffice_project/40$Build-2</meta:generator>
  </office:meta>
</office:document-meta>
</file>